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bottom="0.1666in" fo:margin-left="-0.4923in" fo:text-indent="0.0986in">
        <style:tab-stops/>
      </style:paragraph-properties>
      <style:text-properties style:font-name="Times New Roman" style:font-name-asian="Times New Roman" fo:font-weight="bold" style:font-weight-asian="bold" fo:color="#000000" fo:font-size="16pt" style:font-size-asian="16pt" style:font-size-complex="16pt" style:language-asian="ru" style:country-asian="RU"/>
    </style:style>
    <style:style style:name="P2" style:parent-style-name="Обычный" style:family="paragraph">
      <style:paragraph-properties fo:text-align="center" fo:margin-bottom="0.1666in" fo:margin-left="-0.4923in" fo:text-indent="0.0986in">
        <style:tab-stops/>
      </style:paragraph-properties>
      <style:text-properties style:font-name="Times New Roman" style:font-name-asian="Times New Roman" fo:font-weight="bold" style:font-weight-asian="bold" fo:color="#000000" fo:font-size="16pt" style:font-size-asian="16pt" style:font-size-complex="16pt" style:language-asian="ru" style:country-asian="RU"/>
    </style:style>
    <style:style style:name="P3" style:parent-style-name="Обычный" style:family="paragraph">
      <style:paragraph-properties fo:margin-bottom="0.1666in" fo:margin-left="-0.4923in" fo:text-indent="0.0986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asian="Times New Roman" fo:font-weight="bold" style:font-weight-asian="bold" fo:color="#000000" fo:font-size="14pt" style:font-size-asian="14pt" style:font-size-complex="14pt" style:language-asian="ru" style:country-asian="RU"/>
    </style:style>
    <style:style style:name="T5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6" style:parent-style-name="Абзацсписка" style:list-style-name="LFO1" style:family="paragraph">
      <style:paragraph-properties fo:margin-bottom="0.1666in"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7" style:parent-style-name="Абзацсписка" style:list-style-name="LFO1" style:family="paragraph">
      <style:paragraph-properties fo:margin-bottom="0.1666in"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8" style:parent-style-name="Обычный" style:family="paragraph">
      <style:paragraph-properties fo:margin-bottom="0.1666in" fo:margin-left="-0.4923in" fo:text-indent="0.0986in">
        <style:tab-stops/>
      </style:paragraph-properties>
      <style:text-properties style:font-name="Times New Roman" fo:font-size="12pt" style:font-size-asian="12pt"/>
    </style:style>
    <style:style style:name="P9" style:parent-style-name="Обычный" style:family="paragraph">
      <style:paragraph-properties fo:margin-bottom="0.1666in" fo:margin-left="-0.4923in" fo:text-indent="0.098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fo:font-weight="bold" style:font-weight-asian="bold" fo:color="#000000" fo:font-size="14pt" style:font-size-asian="14pt" style:font-size-complex="14pt" style:language-asian="ru" style:country-asian="RU"/>
    </style:style>
    <style:style style:name="T11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12" style:parent-style-name="Обычный" style:family="paragraph">
      <style:paragraph-properties fo:margin-bottom="0.1666in" fo:margin-left="-0.4923in" fo:text-indent="0.0986in">
        <style:tab-stops/>
      </style:paragraph-properties>
      <style:text-properties style:font-name="Times New Roman" style:font-name-asian="Times New Roman" fo:font-style="italic" style:font-style-asian="italic" style:font-style-complex="italic" fo:color="#000000" fo:font-size="12pt" style:font-size-asian="12pt" style:font-size-complex="12pt" style:language-asian="ru" style:country-asian="RU"/>
    </style:style>
    <style:style style:name="P13" style:parent-style-name="Обычный" style:family="paragraph">
      <style:paragraph-properties fo:margin-bottom="0.1666in" fo:margin-left="-0.4923in" fo:text-indent="0.0986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ru" style:country-asian="RU"/>
    </style:style>
    <style:style style:name="T1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6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17" style:parent-style-name="Основнойшрифтабзаца" style:family="text">
      <style:text-properties style:font-name="Times New Roman" fo:font-size="12pt" style:font-size-asian="12pt" style:font-size-complex="12pt" fo:background-color="#008080"/>
    </style:style>
    <style:style style:name="T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9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20" style:parent-style-name="Основнойшрифтабзаца" style:family="text">
      <style:text-properties style:font-name="Times New Roman" fo:font-size="12pt" style:font-size-asian="12pt" style:font-size-complex="12pt" fo:background-color="#808080"/>
    </style:style>
    <style:style style:name="T21" style:parent-style-name="Основнойшрифтабзаца" style:family="text">
      <style:text-properties style:font-name="Times New Roman" fo:font-size="12pt" style:font-size-asian="12pt" style:font-size-complex="12pt" fo:background-color="#808080"/>
    </style:style>
    <style:style style:name="T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3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24" style:parent-style-name="Основнойшрифтабзаца" style:family="text">
      <style:text-properties style:font-name="Times New Roman" fo:font-size="12pt" style:font-size-asian="12pt" style:font-size-complex="12pt" fo:background-color="#FF00FF"/>
    </style:style>
    <style:style style:name="T25" style:parent-style-name="Основнойшрифтабзаца" style:family="text">
      <style:text-properties style:font-name="Times New Roman" fo:font-size="12pt" style:font-size-asian="12pt" style:font-size-complex="12pt" fo:background-color="#FF00FF"/>
    </style:style>
    <style:style style:name="T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7" style:parent-style-name="Обычный" style:family="paragraph">
      <style:paragraph-properties fo:margin-bottom="0.1666in" fo:margin-left="-0.4923in" fo:text-indent="0.0986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ru" style:country-asian="RU"/>
    </style:style>
    <style:style style:name="T29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30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31" style:parent-style-name="Основнойшрифтабзаца" style:family="text">
      <style:text-properties style:font-name="Times New Roman" fo:font-size="12pt" style:font-size-asian="12pt" style:font-size-complex="12pt" fo:background-color="#00FF00"/>
    </style:style>
    <style:style style:name="T32" style:parent-style-name="Основнойшрифтабзаца" style:family="text">
      <style:text-properties style:font-name="Times New Roman" fo:font-size="12pt" style:font-size-asian="12pt" style:font-size-complex="12pt" fo:background-color="#00FF00"/>
    </style:style>
    <style:style style:name="T3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4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35" style:parent-style-name="Основнойшрифтабзаца" style:family="text">
      <style:text-properties style:font-name="Times New Roman" fo:font-size="12pt" style:font-size-asian="12pt" style:font-size-complex="12pt" fo:background-color="#008000"/>
    </style:style>
    <style:style style:name="T36" style:parent-style-name="Основнойшрифтабзаца" style:family="text">
      <style:text-properties style:font-name="Times New Roman" fo:font-size="12pt" style:font-size-asian="12pt" style:font-size-complex="12pt" fo:background-color="#008000"/>
    </style:style>
    <style:style style:name="T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" style:parent-style-name="Основнойшрифтабзаца" style:family="text">
      <style:text-properties fo:font-size="12pt" style:font-size-asian="12pt" style:font-size-complex="12pt"/>
    </style:style>
    <style:style style:name="T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0" style:parent-style-name="Обычный" style:family="paragraph">
      <style:paragraph-properties fo:margin-bottom="0.1666in"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41" style:parent-style-name="Обычный" style:family="paragraph">
      <style:paragraph-properties fo:margin-bottom="0.1666in" fo:margin-left="-0.4923in" fo:text-indent="0.0986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fo:font-weight="bold" style:font-weight-asian="bold" fo:color="#000000" fo:font-size="14pt" style:font-size-asian="14pt" style:font-size-complex="14pt" style:language-asian="ru" style:country-asian="RU"/>
    </style:style>
    <style:style style:name="T43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44" style:parent-style-name="Обычный" style:family="paragraph">
      <style:paragraph-properties fo:margin-bottom="0.1666in" fo:margin-left="-0.4923in" fo:text-indent="0.0986in">
        <style:tab-stops/>
      </style:paragraph-properties>
    </style:style>
    <style:style style:name="T45" style:parent-style-name="Основнойшрифтабзаца" style:family="text">
      <style:text-properties style:font-name="Times New Roman" style:font-name-asian="Times New Roman" fo:font-style="italic" style:font-style-asian="italic" style:font-style-complex="italic" fo:color="#000000" fo:font-size="12pt" style:font-size-asian="12pt" style:font-size-complex="12pt" style:language-asian="ru" style:country-asian="RU"/>
    </style:style>
    <style:style style:name="P46" style:parent-style-name="Обычный" style:family="paragraph">
      <style:paragraph-properties fo:text-align="justify" fo:margin-left="-0.4923in" fo:text-indent="0.0986in">
        <style:tab-stops/>
      </style:paragraph-properties>
    </style:style>
    <style:style style:name="T4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9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T5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4" style:parent-style-name="Обычный" style:family="paragraph">
      <style:paragraph-properties fo:margin-bottom="0.1666in" fo:margin-left="-0.4923in" fo:text-indent="0.0986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ru" style:country-asian="RU"/>
    </style:style>
    <style:style style:name="T56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57" style:parent-style-name="Обычный" style:family="paragraph">
      <style:paragraph-properties fo:margin-left="-0.4923in" fo:text-indent="0.0986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T59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T60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61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62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63" style:parent-style-name="Обычный" style:family="paragraph">
      <style:paragraph-properties fo:margin-left="-0.4923in" fo:text-indent="0.0986in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T6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T66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67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6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69" style:parent-style-name="Обычный" style:family="paragraph">
      <style:paragraph-properties>
        <style:tab-stops>
          <style:tab-stop style:type="left" style:position="0.3583in"/>
        </style:tab-stops>
      </style:paragraph-properties>
      <style:text-properties style:font-name="Times New Roman" fo:font-size="10pt" style:font-size-asian="10pt" style:font-size-complex="10pt"/>
    </style:style>
    <style:style style:name="P70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fo:font-weight="bold" style:font-weight-asian="bold" fo:color="#000000" fo:font-size="14pt" style:font-size-asian="14pt" style:font-size-complex="14pt" style:language-asian="ru" style:country-asian="RU"/>
    </style:style>
    <style:style style:name="T72" style:parent-style-name="Основнойшрифтабзаца" style:family="text">
      <style:text-properties style:font-name="Times New Roman" style:font-name-asian="Times New Roman" fo:color="#000000" fo:font-size="14pt" style:font-size-asian="14pt" style:font-size-complex="14pt" style:language-asian="ru" style:country-asian="RU"/>
    </style:style>
    <style:style style:name="P73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74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75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76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77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center" fo:margin-left="-0.4923in" fo:text-indent="0.0986in">
        <style:tab-stops/>
      </style:paragraph-properties>
      <style:text-properties style:font-name="Times New Roman" fo:font-size="12pt" style:font-size-asian="12pt"/>
    </style:style>
    <style:style style:name="P79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80" style:parent-style-name="Обычный" style:family="paragraph">
      <style:paragraph-properties fo:text-align="center" fo:margin-left="-0.4923in" fo:text-indent="0.0986in">
        <style:tab-stops/>
      </style:paragraph-properties>
      <style:text-properties style:font-name="Times New Roman" style:font-name-asian="Times New Roman" fo:color="#000000" fo:font-size="16pt" style:font-size-asian="16pt" style:font-size-complex="16pt" style:language-asian="ru" style:country-asian="RU"/>
    </style:style>
    <style:style style:name="P8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8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8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8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8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8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87" style:parent-style-name="Обычный" style:family="paragraph">
      <style:paragraph-properties fo:margin-left="-0.4923in" fo:text-indent="0.0986in">
        <style:tab-stops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8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80" style:language-asian="ru" style:country-asian="RU"/>
    </style:style>
    <style:style style:name="P90" style:parent-style-name="Обычный" style:family="paragraph">
      <style:paragraph-properties fo:margin-left="-0.4923in" fo:text-indent="0.0986in">
        <style:tab-stops/>
      </style:paragraph-properties>
      <style:text-properties fo:font-size="12pt" style:font-size-asian="12pt" style:font-size-complex="12pt" fo:background-color="#008080"/>
    </style:style>
    <style:style style:name="P91" style:parent-style-name="Обычный" style:family="paragraph">
      <style:paragraph-properties fo:margin-left="-0.4923in" fo:text-indent="0.0986in">
        <style:tab-stops/>
      </style:paragraph-properties>
      <style:text-properties fo:font-size="12pt" style:font-size-asian="12pt" style:font-size-complex="12pt" fo:background-color="#008080"/>
    </style:style>
    <style:style style:name="P92" style:parent-style-name="Обычный" style:family="paragraph">
      <style:paragraph-properties fo:margin-left="-0.4923in" fo:text-indent="0.0986in">
        <style:tab-stops/>
      </style:paragraph-properties>
    </style:style>
    <style:style style:name="T93" style:parent-style-name="Основнойшрифтабзаца" style:family="text">
      <style:text-properties fo:font-size="12pt" style:font-size-asian="12pt" style:font-size-complex="12pt" fo:background-color="#008080"/>
    </style:style>
    <style:style style:name="P94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95" style:parent-style-name="Основнойшрифтабзаца" style:family="text">
      <style:text-properties style:font-name="Times New Roman" fo:font-size="12pt" style:font-size-asian="12pt" style:font-size-complex="12pt" fo:background-color="#008080"/>
    </style:style>
    <style:style style:name="T96" style:parent-style-name="Основнойшрифтабзаца" style:family="text">
      <style:text-properties style:font-name="Times New Roman" fo:font-size="12pt" style:font-size-asian="12pt" style:font-size-complex="12pt" fo:background-color="#008080"/>
    </style:style>
    <style:style style:name="T9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0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09" style:parent-style-name="Обычный" style:family="paragraph">
      <style:paragraph-properties fo:margin-left="-0.4923in" fo:text-indent="0.0986in">
        <style:tab-stops/>
      </style:paragraph-properties>
    </style:style>
    <style:style style:name="T110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111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112" style:parent-style-name="Основнойшрифтабзаца" style:family="text">
      <style:text-properties style:font-name="Times New Roman" fo:font-size="12pt" style:font-size-asian="12pt" style:font-size-complex="12pt" fo:background-color="#808080"/>
    </style:style>
    <style:style style:name="T113" style:parent-style-name="Основнойшрифтабзаца" style:family="text">
      <style:text-properties style:font-name="Times New Roman" fo:font-size="12pt" style:font-size-asian="12pt" style:font-size-complex="12pt" fo:background-color="#808080"/>
    </style:style>
    <style:style style:name="T1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1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19" style:parent-style-name="Обычный" style:family="paragraph">
      <style:paragraph-properties fo:margin-left="-0.4923in" fo:text-indent="0.0986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2" style:parent-style-name="Обычный" style:family="paragraph">
      <style:paragraph-properties fo:margin-left="-0.4923in" fo:text-indent="0.0986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29" style:parent-style-name="Обычный" style:family="paragraph">
      <style:paragraph-properties fo:margin-left="-0.4923in" fo:text-indent="0.0986in">
        <style:tab-stops/>
      </style:paragraph-properties>
    </style:style>
    <style:style style:name="T130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3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4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41" style:parent-style-name="Обычный" style:family="paragraph">
      <style:paragraph-properties fo:margin-left="-0.4923in" fo:text-indent="0.0986in">
        <style:tab-stops/>
      </style:paragraph-properties>
    </style:style>
    <style:style style:name="T142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FF" style:language-asian="ru" style:country-asian="RU"/>
    </style:style>
    <style:style style:name="P143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144" style:parent-style-name="Основнойшрифтабзаца" style:family="text">
      <style:text-properties style:font-name="Times New Roman" fo:font-size="12pt" style:font-size-asian="12pt" style:font-size-complex="12pt" fo:background-color="#FF00FF"/>
    </style:style>
    <style:style style:name="T145" style:parent-style-name="Основнойшрифтабзаца" style:family="text">
      <style:text-properties style:font-name="Times New Roman" fo:font-size="12pt" style:font-size-asian="12pt" style:font-size-complex="12pt" fo:background-color="#FF00FF"/>
    </style:style>
    <style:style style:name="T14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4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4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50" style:parent-style-name="Обычный" style:family="paragraph">
      <style:paragraph-properties fo:text-align="center" fo:margin-left="-0.4923in" fo:text-indent="0.0986in">
        <style:tab-stops/>
      </style:paragraph-properties>
      <style:text-properties style:font-name="Times New Roman" style:font-name-asian="Times New Roman" fo:color="#000000" fo:font-size="16pt" style:font-size-asian="16pt" style:font-size-complex="16pt" style:language-asian="ru" style:country-asian="RU"/>
    </style:style>
    <style:style style:name="P15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52" style:parent-style-name="Обычный" style:family="paragraph">
      <style:paragraph-properties fo:margin-left="-0.4923in" fo:text-indent="0.0986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P15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5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P15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P15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P15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P15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P16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P161" style:parent-style-name="Обычный" style:family="paragraph">
      <style:paragraph-properties fo:margin-left="-0.4923in" fo:text-indent="0.0986in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00FF00" style:language-asian="ru" style:country-asian="RU"/>
    </style:style>
    <style:style style:name="T163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64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165" style:parent-style-name="Основнойшрифтабзаца" style:family="text">
      <style:text-properties style:font-name="Times New Roman" fo:font-size="12pt" style:font-size-asian="12pt" style:font-size-complex="12pt" fo:background-color="#00FF00"/>
    </style:style>
    <style:style style:name="T166" style:parent-style-name="Основнойшрифтабзаца" style:family="text">
      <style:text-properties style:font-name="Times New Roman" fo:font-size="12pt" style:font-size-asian="12pt" style:font-size-complex="12pt" fo:background-color="#00FF00"/>
    </style:style>
    <style:style style:name="T1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7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7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72" style:parent-style-name="Обычный" style:family="paragraph">
      <style:paragraph-properties fo:margin-left="-0.4923in" fo:text-indent="0.0986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7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7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7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7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7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7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7" style:parent-style-name="Обычный" style:family="paragraph">
      <style:paragraph-properties fo:margin-left="-0.4923in" fo:text-indent="0.0986in">
        <style:tab-stops/>
      </style:paragraph-properties>
    </style:style>
    <style:style style:name="T18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8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9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9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9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9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94" style:parent-style-name="Обычный" style:family="paragraph">
      <style:paragraph-properties fo:margin-left="-0.4923in" fo:text-indent="0.0986in">
        <style:tab-stops/>
      </style:paragraph-properties>
    </style:style>
    <style:style style:name="T19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9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9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9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19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20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20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20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0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20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205" style:parent-style-name="Обычный" style:family="paragraph">
      <style:paragraph-properties fo:margin-left="-0.4923in" fo:text-indent="0.0986in">
        <style:tab-stops/>
      </style:paragraph-properties>
    </style:style>
    <style:style style:name="T206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008000" style:language-asian="ru" style:country-asian="RU"/>
    </style:style>
    <style:style style:name="P20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FFFFFF" fo:font-size="12pt" style:font-size-asian="12pt" style:font-size-complex="12pt" fo:background-color="#000000" style:language-asian="ru" style:country-asian="RU"/>
    </style:style>
    <style:style style:name="P208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209" style:parent-style-name="Основнойшрифтабзаца" style:family="text">
      <style:text-properties style:font-name="Times New Roman" fo:font-size="12pt" style:font-size-asian="12pt" style:font-size-complex="12pt" fo:background-color="#008000"/>
    </style:style>
    <style:style style:name="T210" style:parent-style-name="Основнойшрифтабзаца" style:family="text">
      <style:text-properties style:font-name="Times New Roman" fo:font-size="12pt" style:font-size-asian="12pt" style:font-size-complex="12pt" fo:background-color="#008000"/>
    </style:style>
    <style:style style:name="T21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3" style:parent-style-name="Основнойшрифтабзаца" style:family="text">
      <style:text-properties fo:font-size="12pt" style:font-size-asian="12pt" style:font-size-complex="12pt"/>
    </style:style>
    <style:style style:name="T2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1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1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1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1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5" style:parent-style-name="Обычный" style:family="paragraph">
      <style:paragraph-properties fo:margin-left="-0.4923in" fo:text-indent="0.0986in">
        <style:tab-stops/>
      </style:paragraph-properties>
    </style:style>
    <style:style style:name="T226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2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3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3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3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P233" style:parent-style-name="Обычный" style:family="paragraph">
      <style:paragraph-properties fo:margin-left="-0.4923in" fo:text-indent="0.0986in">
        <style:tab-stops>
          <style:tab-stop style:type="left" style:position="0.8506in"/>
        </style:tab-stops>
      </style:paragraph-properties>
    </style:style>
    <style:style style:name="T234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T23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T236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FF0000" style:language-asian="ru" style:country-asian="RU"/>
    </style:style>
    <style:style style:name="T2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4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44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45" style:parent-style-name="Обычный" style:family="paragraph">
      <style:paragraph-properties fo:text-align="center" fo:margin-left="-0.4923in" fo:text-indent="0.0986in">
        <style:tab-stops/>
      </style:paragraph-properties>
      <style:text-properties style:font-name="Times New Roman" style:font-name-asian="Times New Roman" fo:color="#000000" fo:font-size="16pt" style:font-size-asian="16pt" style:font-size-complex="16pt" style:language-asian="ru" style:country-asian="RU"/>
    </style:style>
    <style:style style:name="P24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47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4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49" style:parent-style-name="Обычный" style:family="paragraph">
      <style:paragraph-properties fo:margin-left="-0.4923in" fo:text-indent="0.0986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5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5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53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54" style:parent-style-name="Обычный" style:family="paragraph">
      <style:paragraph-properties fo:margin-left="-0.4923in" fo:text-indent="0.0986in">
        <style:tab-stops/>
      </style:paragraph-properties>
    </style:style>
    <style:style style:name="T25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5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57" style:parent-style-name="Обычный" style:family="paragraph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58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59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6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6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62" style:parent-style-name="Обычный" style:family="paragraph">
      <style:paragraph-properties fo:margin-left="-0.4923in" fo:text-indent="0.0986in">
        <style:tab-stops/>
      </style:paragraph-properties>
    </style:style>
    <style:style style:name="T263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P264" style:parent-style-name="Обычный" style:family="paragraph">
      <style:paragraph-properties fo:margin-left="-0.4923in" fo:text-indent="0.0986in">
        <style:tab-stops/>
      </style:paragraph-properties>
    </style:style>
    <style:style style:name="T26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T266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80" style:language-asian="ru" style:country-asian="RU"/>
    </style:style>
    <style:style style:name="T267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26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269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70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71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272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P273" style:parent-style-name="Обычный" style:family="paragraph">
      <style:paragraph-properties fo:margin-left="-0.4923in" fo:text-indent="0.0986in">
        <style:tab-stops/>
      </style:paragraph-properties>
    </style:style>
    <style:style style:name="T274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P275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0pt" style:font-size-asian="10pt" style:font-size-complex="10pt" fo:background-color="#808000" style:language-asian="ru" style:country-asian="RU"/>
    </style:style>
    <style:style style:name="P276" style:parent-style-name="Обычный" style:family="paragraph">
      <style:paragraph-properties fo:margin-left="-0.4923in" fo:text-indent="0.0986in">
        <style:tab-stops/>
      </style:paragraph-properties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P277" style:parent-style-name="Обычный" style:family="paragraph">
      <style:paragraph-properties fo:margin-left="-0.4923in" fo:text-indent="0.0986in">
        <style:tab-stops/>
      </style:paragraph-properties>
    </style:style>
    <style:style style:name="T27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P279" style:parent-style-name="Обычный" style:family="paragraph">
      <style:paragraph-properties fo:margin-left="-0.4923in" fo:text-indent="0.0986in">
        <style:tab-stops/>
      </style:paragraph-properties>
    </style:style>
    <style:style style:name="T280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P281" style:parent-style-name="Обычный" style:family="paragraph">
      <style:paragraph-properties fo:margin-left="-0.4923in" fo:text-indent="0.0986in">
        <style:tab-stops/>
      </style:paragraph-properties>
    </style:style>
    <style:style style:name="T282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T283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fo:background-color="#808000" style:language-asian="ru" style:country-asian="RU"/>
    </style:style>
    <style:style style:name="T284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28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286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</office:automatic-styles>
  <office:body>
    <office:text text:use-soft-page-breaks="true">
      <text:p text:style-name="P1">Распределение<text:s/>обязанностей 4 – 6 главы.</text:p>
      <text:p text:style-name="P2"/>
      <text:p text:style-name="P3"><text:span text:style-name="T4">Мухаметзянов Ильдар</text:span><text:span text:style-name="T5">:<text:s/></text:span></text:p>
      <text:list text:style-name="LFO1" text:continue-numbering="true">
        <text:list-item>
          <text:p text:style-name="P6">Создание эмоциональной карты проекта.</text:p>
        </text:list-item>
        <text:list-item>
          <text:p text:style-name="P7">Анализ и тегирование музыкальных отрывков по эмоциональному и стилистическому признаку.</text:p>
        </text:list-item>
      </text:list>
      <text:p text:style-name="P8"/>
      <text:p text:style-name="P9"><text:span text:style-name="T10">Кономанина Алиса</text:span><text:span text:style-name="T11">:<text:s/></text:span></text:p>
      <text:p text:style-name="P12">Генерация/ подбор подходящей музыки и звуков</text:p>
      <text:p text:style-name="P13"><text:span text:style-name="T14">IV</text:span><text:span text:style-name="T15"><text:s/>глава:</text:span></text:p>
      <text:p text:style-name="P16"><text:span text:style-name="T17">ФАЙЛ 4.1<text:s/></text:span><text:span text:style-name="T18"><text:s/>(Описание маленькой планеты и астероида) Легкая, воздушная музыка — фортепиано, арфа. Удивление, нежность</text:span></text:p>
      <text:p text:style-name="P19"><text:span text:style-name="T20">ФАЙЛ</text:span><text:span text:style-name="T21"><text:s/>4.2</text:span><text:span text:style-name="T22"><text:s/>(Рассуждение о взрослых и цифрах). Меланхоличная инструментальная композиция. Печаль, отчуждение</text:span></text:p>
      <text:p text:style-name="P23"><text:span text:style-name="T24">ФАЙЛ</text:span><text:span text:style-name="T25"><text:s/>4.3</text:span><text:span text:style-name="T26"><text:s/>(Желание рассказать сказку. Воспоминание о друге). (Попытка нарисовать принца) Лирическая, медленная тема. Медитативная, задумчивая музыка.</text:span></text:p>
      <text:p text:style-name="P27"><text:span text:style-name="T28">V</text:span><text:span text:style-name="T29"><text:s/>глава:<text:s/></text:span></text:p>
      <text:p text:style-name="P30"><text:span text:style-name="T31">ФАЙЛ</text:span><text:span text:style-name="T32"><text:s/>5.1</text:span><text:span text:style-name="T33"><text:s/>(Разговор о барашке и кустах). Лёгкая камерная мелодия. Невинность, недоумение</text:span></text:p>
      <text:p text:style-name="P34"><text:span text:style-name="T35">ФАЙЛ</text:span><text:span text:style-name="T36"><text:s/>5.2</text:span><text:span text:style-name="T37"><text:s/>(Вопрос про баобабы — первые сомнения. Рассказ о семенах и ростках) Неоклассическая тревожная тема.</text:span><text:span text:style-name="T38"><text:s/></text:span><text:span text:style-name="T39">Беспокойство, тревога</text:span></text:p>
      <text:p text:style-name="P40"/>
      <text:p text:style-name="P41"><text:span text:style-name="T42">Колобовникова Вероника</text:span><text:span text:style-name="T43">:<text:s/></text:span></text:p>
      <text:p text:style-name="P44"><text:span text:style-name="T45">Генерация/ подбор подходящей музыки и звуков</text:span></text:p>
      <text:p text:style-name="P46"><text:span text:style-name="T47">V</text:span><text:span text:style-name="T48"><text:s/>глава (продолжение):</text:span></text:p>
      <text:p text:style-name="P49"><text:span text:style-name="T50">ФАЙЛ 5.3</text:span><text:span text:style-name="T51"><text:s/>- (Предупреждение — «Берегитесь баобабов!»</text:span><text:span text:style-name="T52">.</text:span><text:span text:style-name="T53"><text:s/>Финал — «Я старался, но у меня ничего не вышло») Тихая заключительная тема. Смирение, грусть, человечность.</text:span></text:p>
      <text:p text:style-name="P54"><text:span text:style-name="T55">VI</text:span><text:span text:style-name="T56"><text:s/>глава:</text:span></text:p>
      <text:p text:style-name="P57"><text:span text:style-name="T58">ФАЙЛ</text:span><text:span text:style-name="T59"><text:s/>6.1</text:span><text:span text:style-name="T60"><text:s/></text:span><text:span text:style-name="T61">-<text:s/></text:span><text:span text:style-name="T62">Мягкая гармония, тёплая мелодия. Спокойное ожидание, мечтательность</text:span></text:p>
      <text:p text:style-name="P63"><text:span text:style-name="T64">ФАЙЛ</text:span><text:span text:style-name="T65"><text:s/>6.2</text:span><text:span text:style-name="T66"><text:s/>-<text:s/></text:span><text:span text:style-name="T67">Медитативная лирика. Печаль, тихая боль</text:span><text:span text:style-name="T68">.</text:span></text:p>
      <text:p text:style-name="P69"/>
      <text:p text:style-name="P70"><text:span text:style-name="T71">Чучелова Алла</text:span><text:span text:style-name="T72">:</text:span></text:p>
      <text:p text:style-name="P73">1. <text:s/>распределение обязанностей между членами команды<text:s/></text:p>
      <text:soft-page-break/>
      <text:p text:style-name="P74">2. Корректировка файла с распределением музыкальных отрывков:</text:p>
      <text:p text:style-name="P75">-сокращение, удаление излишних аудиодорожек</text:p>
      <text:p text:style-name="P76">-замена и объединение неподходящих эмоциональных частей.</text:p>
      <text:p text:style-name="P77">3.<text:s/><text:s/>корректировка аудиодорожек. Выбор подходящих.</text:p>
      <text:p text:style-name="P78"/>
      <text:p text:style-name="P79"/>
      <text:p text:style-name="P80">ГЛАВА 4</text:p>
      <text:p text:style-name="P81">Так я сделал еще одно важное открытие: его родная планета вся-то величиной с дом!</text:p>
      <text:p text:style-name="P82"/>
      <text:p text:style-name="P83">Впрочем, это меня не слишком удивило. Я знал, что кроме таких больших планет, как Земля, Юпитер, Марс, Венера, существуют еще сотни других, которым даже имен не дали, и среди них такие маленькие, что их и в телескоп трудно разглядеть. Когда астроном открывает такую планетку, он дает ей не имя, а просто номер.</text:p>
      <text:p text:style-name="P84"/>
      <text:p text:style-name="P85">Например, астероид 3251.</text:p>
      <text:p text:style-name="P86"/>
      <text:p text:style-name="P87"><text:span text:style-name="T88">У меня есть серьезные основания полагать, что Маленький принц прилетел с планетки, которая называется «астероид Б-612». Этот астероид был замечен в телескоп лишь один раз, в 1909 году, одним турецким астрономом.</text:span></text:p>
      <text:p text:style-name="P89"/>
      <text:p text:style-name="P90">Астроном доложил тогда о своем замечательном открытии на Международном астрономическом конгрессе. Но никто ему не поверил, а все потому, что он был одет по-турецки. Уж такой народ эти взрослые!</text:p>
      <text:p text:style-name="P91"/>
      <text:p text:style-name="P92"><text:span text:style-name="T93">К счастью для репутации астероида Б-612, правитель Турции велел своим подданным под страхом смерти носить европейское платье. В 1920 году тот астроном снова доложил о своем открытии. На этот раз он был одет по последней моде — и все с ним согласились.</text:span></text:p>
      <text:p text:style-name="P94"><text:span text:style-name="T95">ФАЙЛ 4.</text:span><text:span text:style-name="T96">1</text:span><text:span text:style-name="T97"><text:s/>-<text:s/></text:span><text:span text:style-name="T98">(Описание маленькой планеты и астероида) Легкая, воздушная музыка — фортепиано, арфа. Нежность</text:span><text:span text:style-name="T99">.</text:span></text:p>
      <text:p text:style-name="P100"/>
      <text:p text:style-name="P101">Я вам рассказал так подробно об астероиде Б-612 и даже сообщил его номер только из-за взрослых. Взрослые очень любят цифры. Когда рассказываешь им, что у тебя появился новый друг, они никогда не спросят о самом главном.</text:p>
      <text:p text:style-name="P102"/>
      <text:p text:style-name="P103">Никогда они не скажут: «А какой у него голос? В какие игры он любит играть? Ловит ли он бабочек?» Они спрашивают: «Сколько ему лет?</text:p>
      <text:p text:style-name="P104">Сколько у него братьев? Сколько он весит? Сколько зарабатывает его отец?» И после этого воображают, что узнали человека.</text:p>
      <text:soft-page-break/>
      <text:p text:style-name="P105">Когда говоришь взрослым: «Я видел красивый дом из розового кирпича, в окнах у него герань, а на крыше голуби», — они никак не могут представить себе этот дом. Им надо сказать: «Я видел дом за сто тысяч франков», — и тогда они восклицают: «Какая красота!»</text:p>
      <text:p text:style-name="P106"/>
      <text:p text:style-name="P107">Точно так же, если им сказать: «Вот доказательства, что Маленький принц на самом деле существовал — он был очень, очень славный, он смеялся, и ему хотелось иметь барашка. А кто хочет барашка, тот уж конечно существует», — если сказать так, они только пожмут плечами и посмотрят на тебя как на несмышленого младенца. Но если сказать им: «Он прилетел с планеты, которая называется астероид Б-612», — это их убедит, и они не станут докучать вам расспросами.</text:p>
      <text:p text:style-name="P108"/>
      <text:p text:style-name="P109"><text:span text:style-name="T110">Уж такой народ эти взрослые. Не стоит на них сердиться. Дети должны быть очень снисходительны к взрослым.</text:span></text:p>
      <text:p text:style-name="P111"><text:span text:style-name="T112">ФАЙЛ</text:span><text:span text:style-name="T113"><text:s/>4.2</text:span><text:span text:style-name="T114"><text:s/>-<text:s/></text:span><text:span text:style-name="T115">(Рассуждение о взрослых и цифрах). Меланхоличная инструментальная композиция. Печаль, отчуждение</text:span><text:span text:style-name="T116">.</text:span></text:p>
      <text:p text:style-name="P117"/>
      <text:p text:style-name="P118"/>
      <text:p text:style-name="P119"><text:span text:style-name="T120">Но мы, те, кто понимает, что такое жизнь, — мы, конечно, смеемся над номерами и цифрами! Я охотно начал бы эту повесть как волшебную сказку. Я хотел бы начать так:</text:span></text:p>
      <text:p text:style-name="P121"/>
      <text:p text:style-name="P122"><text:span text:style-name="T123">«Жил да был Маленький принц. Он жил на планете, которая была чуть побольше его самого, и ему очень не хватало друга...» Те, кто понимает, что такое жизнь, сразу увидели бы, что это гораздо больше похоже на правду.</text:span></text:p>
      <text:p text:style-name="P124"/>
      <text:p text:style-name="P125">Ибо я совсем не хочу, чтобы мою книжку читали просто ради забавы. Сердце мое больно сжимается, когда я вспоминаю моего маленького друга, и нелегко мне о нем говорить. Вот уже шесть лет, как мой друг вместе с барашком меня покинул.</text:p>
      <text:p text:style-name="P126"/>
      <text:p text:style-name="P127">И я пытаюсь рассказать о нем для того, чтобы его не забыть. Это очень печально, когда забывают друзей. Не у всякого был друг.</text:p>
      <text:p text:style-name="P128"/>
      <text:p text:style-name="P129"><text:span text:style-name="T130">И я боюсь стать таким, как взрослые, которым ничто не интересно, кроме цифр. Еще и потому я купил ящик с красками и цветные карандаши.<text:s/></text:span></text:p>
      <text:p text:style-name="P131"/>
      <text:p text:style-name="P132">Не так это просто — в моем возрасте вновь приниматься за рисование, если за всю свою жизнь только и нарисовал что удава снаружи и изнутри, да и то в шесть лет!</text:p>
      <text:p text:style-name="P133"/>
      <text:p text:style-name="P134">Конечно, я стараюсь передать сходство как можно лучше. Но я совсем не уверен, что у меня это получится. Один портрет выходит удачно, а другой ни капли не похож.</text:p>
      <text:p text:style-name="P135"/>
      <text:soft-page-break/>
      <text:p text:style-name="P136">Вот и с ростом то же: на одном рисунке принц у меня чересчур большой, на другом — чересчур маленький. И я плохо помню, какого цвета была его одежда. Я пробую рисовать и так и эдак, наугад, с грехом пополам.</text:p>
      <text:p text:style-name="P137">Наконец, я могу ошибиться и в каких-то важных подробностях. Но вы уж не взыщите. Мой друг никогда мне ничего не объяснял.</text:p>
      <text:p text:style-name="P138"/>
      <text:p text:style-name="P139">Может быть, он думал, что я такой же, как он. Но я, к сожалению, не умею увидеть барашка сквозь стенки ящика. Может быть, я немного похож на взрослых.</text:p>
      <text:p text:style-name="P140"/>
      <text:p text:style-name="P141"><text:span text:style-name="T142">Наверно, я старею.</text:span></text:p>
      <text:p text:style-name="P143"><text:span text:style-name="T144">ФАЙЛ</text:span><text:span text:style-name="T145"><text:s/>4.3</text:span><text:span text:style-name="T146"><text:s/>-<text:s/></text:span><text:span text:style-name="T147">(Желание рассказать сказку. Воспоминание о друге). (Попытка нарисовать принца) Лирическая, медленная тема. Медитативная, задумчивая музыка.</text:span></text:p>
      <text:p text:style-name="P148"/>
      <text:p text:style-name="P149"/>
      <text:p text:style-name="P150">ГЛАВА 5</text:p>
      <text:p text:style-name="P151"/>
      <text:p text:style-name="P152"><text:span text:style-name="T153">Каждый день я узнавал что-нибудь новое о его планете, о том, как он ее покинул и как странствовал. Он рассказывал об этом понемножку, когда приходилось к слову. Так, на третий день я узнал о трагедии с баобабами.</text:span></text:p>
      <text:p text:style-name="P154"/>
      <text:p text:style-name="P155">Это тоже вышло из-за барашка. Казалось, Маленьким принцем вдруг овладели тяжкие сомнения, и он спросил:</text:p>
      <text:p text:style-name="P156"/>
      <text:p text:style-name="P157">— Скажи, ведь правда барашки едят кусты?</text:p>
      <text:p text:style-name="P158">— Да, правда.</text:p>
      <text:p text:style-name="P159">— Вот хорошо!</text:p>
      <text:p text:style-name="P160"/>
      <text:p text:style-name="P161"><text:span text:style-name="T162">Я не понял, почему это так важно, что барашки едят кусты</text:span><text:span text:style-name="T163">.</text:span></text:p>
      <text:p text:style-name="P164"><text:span text:style-name="T165">ФАЙЛ</text:span><text:span text:style-name="T166"><text:s/>5.1</text:span><text:span text:style-name="T167"><text:s/>-<text:s/></text:span><text:span text:style-name="T168">(Разговор о барашке и кустах). Лёгкая камерная мелодия. Невинность, недоумение</text:span><text:span text:style-name="T169">.</text:span></text:p>
      <text:p text:style-name="P170"/>
      <text:p text:style-name="P171"/>
      <text:p text:style-name="P172"><text:span text:style-name="T173">Но Маленький принц прибавил: — Значит, они и баобабы тоже едят?</text:span></text:p>
      <text:p text:style-name="P174"/>
      <text:p text:style-name="P175">Я возразил, что баобабы — не кусты, а огромные деревья, вышиной с колокольню, и если даже он приведет целое стадо слонов, им не съесть и одного баобаба.</text:p>
      <text:p text:style-name="P176"/>
      <text:soft-page-break/>
      <text:p text:style-name="P177">Услыхав про слонов, Маленький принц засмеялся:</text:p>
      <text:p text:style-name="P178"/>
      <text:p text:style-name="P179">— Их пришлось бы поставить друг на друга...</text:p>
      <text:p text:style-name="P180"/>
      <text:p text:style-name="P181">А потом сказал рассудительно:</text:p>
      <text:p text:style-name="P182"/>
      <text:p text:style-name="P183">— Баобабы сперва, пока не вырастут, бывают совсем маленькие.</text:p>
      <text:p text:style-name="P184"/>
      <text:p text:style-name="P185">— Это верно. Но зачем твоему барашку есть маленькие баобабы?</text:p>
      <text:p text:style-name="P186"/>
      <text:p text:style-name="P187"><text:span text:style-name="T188">— А как же! — воскликнул он, словно речь шла о самых простых, азбучных истинах.</text:span></text:p>
      <text:p text:style-name="P189"/>
      <text:p text:style-name="P190">И пришлось мне поломать голову, пока я додумался, в чем тут дело.</text:p>
      <text:p text:style-name="P191"/>
      <text:p text:style-name="P192">На планете Маленького принца, как на любой другой планете, растут травы полезные и вредные. А значит, есть там хорошие семена хороших, полезных трав и вредные семена дурной, сорной травы. Но ведь семена невидимы.</text:p>
      <text:p text:style-name="P193"/>
      <text:p text:style-name="P194"><text:span text:style-name="T195">Они спят глубоко под землей, пока одно из них не вздумает проснуться. Тогда оно пускает росток; он расправляется и тянется к солнцу, сперва такой милый, безобидный. Если это будущий редис или розовый куст, пусть растет на здоровье.</text:span></text:p>
      <text:p text:style-name="P196"/>
      <text:p text:style-name="P197">Но если это какая-нибудь дурная трава, надо вырвать ее с корнем, как только ее узнаешь. И вот на планете Маленького принца есть ужасные, зловредные семена... Это семена баобабов.</text:p>
      <text:p text:style-name="P198"/>
      <text:p text:style-name="P199">Почва планеты вся заражена ими. А если баобаб не распознать вовремя, потом от него уже не избавишься. Он завладеет всей планетой.</text:p>
      <text:p text:style-name="P200"/>
      <text:p text:style-name="P201">Он пронижет ее насквозь своими корнями. И если планета очень маленькая, а баобабов много, они разорвут ее на клочки.<text:s/></text:p>
      <text:p text:style-name="P202"/>
      <text:p text:style-name="P203">— Есть такое твердое правило, — сказал мне после Маленький принц. — Встал поутру, умылся, привел себя в порядок — и сразу же приведи в порядок свою планету. Непременно надо каждый день выпалывать баобабы, как только их уже можно отличить от розовых кустов: молодые ростки у них почти одинаковые.</text:p>
      <text:p text:style-name="P204"/>
      <text:p text:style-name="P205"><text:span text:style-name="T206">Это очень скучная работа, но совсем не трудная.</text:span></text:p>
      <text:p text:style-name="P207"/>
      <text:p text:style-name="P208"><text:span text:style-name="T209">ФАЙЛ</text:span><text:span text:style-name="T210"><text:s/>5.2</text:span><text:span text:style-name="T211"><text:s/>-<text:s/></text:span><text:span text:style-name="T212">(Вопрос про баобабы — первые сомнения. Рассказ о семенах и ростках) Неоклассическая тревожная тема.</text:span><text:span text:style-name="T213"><text:s/></text:span><text:span text:style-name="T214">Беспокойство, тревога</text:span><text:span text:style-name="T215">.</text:span></text:p>
      <text:p text:style-name="P216"/>
      <text:p text:style-name="P217">Однажды он посоветовал мне постараться и нарисовать такую картинку, чтобы и у нас дети это хорошо поняли.</text:p>
      <text:p text:style-name="P218"/>
      <text:p text:style-name="P219">— Если им когда-нибудь придется путешествовать, — сказал он, — это им пригодится. Иная работа может и подождать немного — вреда не будет. Но если дашь волю баобабам, беды не миновать.</text:p>
      <text:p text:style-name="P220"/>
      <text:p text:style-name="P221">Я знал одну планету, на ней жил лентяй. Он не выполол вовремя три кустика...</text:p>
      <text:p text:style-name="P222"/>
      <text:p text:style-name="P223">Маленький принц подробно мне все описал, и я нарисовал эту планету. Терпеть не могу читать людям нравоучения. Но мало кто знает, чем грозят баобабы, а опасность, которой подвергается всякий, кто попадет на астероид, очень велика; вот почему на сей раз я решаюсь изменить своей обычной сдержанности.</text:p>
      <text:p text:style-name="P224"/>
      <text:p text:style-name="P225"><text:span text:style-name="T226">«Дети! — говорю я. — Берегитесь баобабов!» Я хочу предупредить моих друзей об опасности, которая давно уже их подстерегает, а они даже не подозревают о ней, как не подозревал прежде и я.</text:span></text:p>
      <text:p text:style-name="P227"/>
      <text:p text:style-name="P228">Вот почему я так трудился над этим рисунком, и мне не жаль потраченного труда. Быть может, вы спросите: отчего в моей книжке нет больше таких внушительных рисунков, как этот, с баобабами?</text:p>
      <text:p text:style-name="P229"/>
      <text:p text:style-name="P230"><text:s/>Ответ очень прост: я старался, но у меня ничего не вышло.</text:p>
      <text:p text:style-name="P231"/>
      <text:p text:style-name="P232">А когда я рисовал баобабы, меня вдохновляло сознание, что это страшно важно и неотложно.</text:p>
      <text:p text:style-name="P233"><text:span text:style-name="T234">ФАЙЛ</text:span><text:span text:style-name="T235"><text:s/>5.</text:span><text:span text:style-name="T236">3</text:span><text:span text:style-name="T237"><text:s/>-<text:s/></text:span><text:span text:style-name="T238">(Предупреждение — «Берегитесь баобабов!»</text:span><text:span text:style-name="T239">.</text:span><text:span text:style-name="T240"><text:s/></text:span><text:span text:style-name="T241">Финал — «Я старался, но у меня ничего не вышло») Тихая заключительная тема. Смирение, грусть, человечность</text:span><text:span text:style-name="T242">.</text:span></text:p>
      <text:p text:style-name="P243"/>
      <text:p text:style-name="P244"/>
      <text:p text:style-name="P245">ГЛАВА 6</text:p>
      <text:p text:style-name="P246"/>
      <text:p text:style-name="P247">О Маленький принц! Понемногу я понял также, как печальна и однообразна была твоя жизнь. Долгое время у тебя было лишь одно развлечение — ты любовался закатом.</text:p>
      <text:p text:style-name="P248"/>
      <text:soft-page-break/>
      <text:p text:style-name="P249"><text:span text:style-name="T250">Я узнал об этом наутро четвертого дня, когда ты сказал:</text:span></text:p>
      <text:p text:style-name="P251"/>
      <text:p text:style-name="P252">— Я очень люблю закат. Пойдем посмотрим, как заходит солнце.</text:p>
      <text:p text:style-name="P253">— Ну, придется подождать.</text:p>
      <text:p text:style-name="P254"><text:span text:style-name="T255">— Чего ждать?</text:span></text:p>
      <text:p text:style-name="P256">— Чтобы солнце зашло.</text:p>
      <text:p text:style-name="P257"/>
      <text:p text:style-name="P258">Сначала ты очень удивился, а потом засмеялся над собою и сказал:</text:p>
      <text:p text:style-name="P259">— Мне все кажется, что я у себя дома!</text:p>
      <text:p text:style-name="P260"/>
      <text:p text:style-name="P261">И в самом деле. Все знают, что, когда в Америке полдень, во Франции солнце уже заходит. И если бы за одну минуту перенестись во Францию, можно было бы полюбоваться закатом.</text:p>
      <text:p text:style-name="P262"><text:span text:style-name="T263">К несчастью, до Франции очень, очень далеко. А на твоей планетке тебе довольно было передвинуть стул на несколько шагов. И ты опять и опять смотрел на закатное небо, стоило только захотеть...</text:span></text:p>
      <text:p text:style-name="P264"><text:span text:style-name="T265">ФАЙЛ</text:span><text:span text:style-name="T266"><text:s/>6.1</text:span><text:span text:style-name="T267"><text:s/>-<text:s/></text:span><text:span text:style-name="T268">Мягкая гармония, тёплая мелодия. Спокойное ожидание, мечтательность</text:span><text:span text:style-name="T269">.</text:span></text:p>
      <text:p text:style-name="P270"/>
      <text:p text:style-name="P271"/>
      <text:p text:style-name="P272">— Однажды я за один день видел заход солнца сорок три раза!</text:p>
      <text:p text:style-name="P273"><text:span text:style-name="T274">И немного погодя ты прибавил:</text:span></text:p>
      <text:p text:style-name="P275"/>
      <text:p text:style-name="P276">— Знаешь... когда очень грустно, хорошо поглядеть, как заходит солнце...</text:p>
      <text:p text:style-name="P277"><text:span text:style-name="T278">— Значит, в тот день, когда ты видел сорок три заката, тебе было очень грустно?</text:span></text:p>
      <text:p text:style-name="P279"><text:span text:style-name="T280">Но Маленький принц не ответил.</text:span></text:p>
      <text:p text:style-name="P281"><text:span text:style-name="T282">ФАЙЛ</text:span><text:span text:style-name="T283"><text:s/>6.2</text:span><text:span text:style-name="T284"><text:s/>-<text:s/></text:span><text:span text:style-name="T285">Медитативная лирика. Печаль, тихая боль</text:span><text:span text:style-name="T28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Учетная запись Майкрософт</meta:initial-creator>
    <dc:creator>Alla</dc:creator>
    <meta:creation-date>2025-10-29T11:39:00Z</meta:creation-date>
    <dc:date>2025-11-13T11:47:00Z</dc:date>
    <meta:template xlink:href="Normal" xlink:type="simple"/>
    <meta:editing-cycles>1</meta:editing-cycles>
    <meta:editing-duration>PT50760S</meta:editing-duration>
    <meta:document-statistic meta:page-count="7" meta:paragraph-count="22" meta:word-count="1657" meta:character-count="11085" meta:row-count="78" meta:non-whitespace-character-count="9450"/>
  </office:meta>
</office:document-meta>
</file>